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svg:stroke-width="0.04cm" draw:marker-start-width="0.26cm" draw:marker-end-width="0.26cm" draw:fill="none" draw:fill-hatch-name="Black_20_90_20_Degrees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0cm" fo:margin-right="0cm" fo:text-indent="0cm"/>
      <style:text-properties fo:color="#000000" fo:font-size="18pt"/>
    </style:style>
    <style:style style:name="T1" style:family="text">
      <style:text-properties fo:color="#000000" fo:font-family="Arial" style:font-family-generic="swiss" style:font-pitch="variable" fo:font-size="18pt" fo:font-style="italic" style:font-style-asian="italic" style:font-style-complex="italic"/>
    </style:style>
    <style:style style:name="T2" style:family="text">
      <style:text-properties fo:color="#000000" style:text-position="sub 58%" fo:font-size="18pt"/>
    </style:style>
    <style:style style:name="T3" style:family="text">
      <style:text-properties fo:color="#000000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layer="layout" svg:width="2.705cm" svg:height="2.133cm" svg:x="0.501cm" svg:y="0.2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3.63cm" svg:height="0.748cm" draw:transform="rotate (-0.641059434258583) translate (0.595cm 0.056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499cm" svg:height="1.5cm" svg:x="0.5cm" svg:y="2.801cm">
          <draw:text-box>
            <text:p text:style-name="P2"><text:span text:style-name="T1">+ a</text:span><text:span text:style-name="T2">1</text:span><text:span text:style-name="T3"> </text:span><text:span text:style-name="T1">b</text:span><text:span text:style-name="T2">2</text:span><text:span text:style-name="T3"> </text:span></text:p>
          </draw:text-box>
        </draw:frame>
        <draw:frame draw:style-name="gr1" draw:layer="layout" svg:width="2.705cm" svg:height="2.133cm" svg:x="4.501cm" svg:y="0.21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1" draw:layer="layout" svg:width="3.63cm" svg:height="0.747cm" draw:transform="skewX (-0.0013962634015952) rotate (-0.641059434258583) translate (4.59cm 0.055cm)">
          <text:p/>
          <draw:enhanced-geometry svg:viewBox="0 0 21600 21600" draw:mirror-horizontal="true" draw:type="rectangle" draw:enhanced-path="M 0 0 L 21600 0 21600 21600 0 21600 0 0 Z N"/>
        </draw:custom-shape>
        <draw:frame draw:style-name="gr3" draw:text-style-name="P3" draw:layer="layout" svg:width="3.499cm" svg:height="1.5cm" svg:x="4.5cm" svg:y="2.701cm">
          <draw:text-box>
            <text:p text:style-name="P2"><text:span text:style-name="T1">- a</text:span><text:span text:style-name="T2">2</text:span><text:span text:style-name="T3"> </text:span><text:span text:style-name="T1">b</text:span><text:span text:style-name="T2">1</text:span><text:span text:style-name="T3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family-asian="'IPA Pゴシック', IPAPGothic" style:font-style-name-asian="標準" style:font-family-generic-asian="modern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0cm" fo:margin-bottom="0cm" fo:margin-left="0cm" fo:margin-right="0cm" fo:page-width="8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1-12-13T15:08:32</meta:creation-date>
    <meta:editing-cycles>1</meta:editing-cycles>
    <meta:editing-duration>PT00H00M00S</meta:editing-duration>
    <meta:document-statistic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td>
            <math:msub>
              <math:mi>a</math:mi>
              <math:mn>1</math:mn>
            </math:msub>
          </math:mtd>
          <math:mtd>
            <math:msub>
              <math:mi>b</math:mi>
              <math:mn>1</math:mn>
            </math:msub>
          </math:mtd>
        </math:mtr>
        <math:mtr>
          <math:mtd>
            <math:msub>
              <math:mi>a</math:mi>
              <math:mn>2</math:mn>
            </math:msub>
          </math:mtd>
          <math:mtd>
            <math:msub>
              <math:mi>b</math:mi>
              <math:mn>2</math:mn>
            </math:msub>
          </math:mtd>
        </math:mtr>
      </math:mtable>
    </math:mfenced>
    <math:annotation math:encoding="StarMath 5.0">left (
  matrix{
    a_1 # b_1 ## a_2 # b_2
  } 
right )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td>
            <math:msub>
              <math:mi>a</math:mi>
              <math:mn>1</math:mn>
            </math:msub>
          </math:mtd>
          <math:mtd>
            <math:msub>
              <math:mi>b</math:mi>
              <math:mn>1</math:mn>
            </math:msub>
          </math:mtd>
        </math:mtr>
        <math:mtr>
          <math:mtd>
            <math:msub>
              <math:mi>a</math:mi>
              <math:mn>2</math:mn>
            </math:msub>
          </math:mtd>
          <math:mtd>
            <math:msub>
              <math:mi>b</math:mi>
              <math:mn>2</math:mn>
            </math:msub>
          </math:mtd>
        </math:mtr>
      </math:mtable>
    </math:mfenced>
    <math:annotation math:encoding="StarMath 5.0">left (
  matrix{
    a_1 # b_1 ## a_2 # b_2
  } 
right )
</math:annotation>
  </math:semantics>
</math:math>
</file>